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ndale Mono" svg:font-family="'Andale Mono'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5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ndale Mono" fo:font-size="18pt" style:font-size-asian="18pt" style:font-size-complex="18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ndale Mono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8pt" style:language-asian="none" style:country-asian="none" style:font-style-asian="normal" style:font-weight-asian="normal" style:font-name-complex="TimesNewRomanPSMT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ndale Mono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ndale Mono"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ndale Mono" fo:font-size="18pt" fo:font-weight="bold" style:font-size-asian="18pt" style:font-weight-asian="bold" style:font-size-complex="18pt" style:font-weight-complex="bold"/>
    </style:style>
    <style:style style:name="gr1" style:family="graphic">
      <style:graphic-properties svg:stroke-width="0.0402in" svg:stroke-color="#000000" draw:marker-start-width="0.1402in" draw:marker-end-width="0.1402in" draw:textarea-horizontal-align="center" draw:textarea-vertical-align="middle" fo:padding-top="0.0201in" fo:padding-bottom="0.0201in" fo:padding-left="0.0201in" fo:padding-right="0.0201in"/>
    </style:style>
    <style:style style:name="gr2" style:family="graphic">
      <style:graphic-properties draw:stroke="solid" draw:marker-start="Arrow" draw:marker-start-width="0.0787in" draw:marker-end="Arrow" draw:marker-end-width="0.0787in" draw:textarea-horizontal-align="center" draw:textarea-vertical-align="middle" draw:show-unit="true"/>
      <style:paragraph-properties style:writing-mode="lr-tb"/>
    </style:style>
    <style:style style:name="gr3" style:family="graphic">
      <style:graphic-properties draw:stroke="solid" draw:marker-start="Arrow" draw:marker-start-width="0.0787in" draw:marker-end="Arrow" draw:marker-end-width="0.0787in" draw:textarea-horizontal-align="center" draw:textarea-vertical-align="middle" draw:line-distance="0.2957in" draw:show-unit="true"/>
      <style:paragraph-properties style:writing-mode="lr-tb"/>
    </style:style>
    <style:style style:name="gr4" style:family="graphic">
      <style:graphic-properties draw:marker-end="Arrow" draw:marker-end-width="0.0787in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4.9421in" svg:y1="1.9118in" svg:x2="8.5807in" svg:y2="1.9118in">
            <text:p/>
          </draw:line>
          <draw:line draw:z-index="1" draw:style-name="gr1" draw:text-style-name="P1" svg:x1="2.1677in" svg:y1="4.7185in" svg:x2="8.6063in" svg:y2="4.7181in">
            <text:p/>
          </draw:line>
          <draw:measure draw:z-index="2" draw:style-name="gr2" draw:text-style-name="P1" svg:x1="5.2126in" svg:y1="1.1945in" svg:x2="7.9866in" svg:y2="1.1945in">
            <text:p text:style-name="P1"/>
            <text:p text:style-name="P1"/>
            <text:p text:style-name="P1"><text:span text:style-name="T1">n</text:span></text:p>
          </draw:measure>
          <draw:measure draw:z-index="3" draw:style-name="gr3" draw:text-style-name="P2" svg:x1="3.0988in" svg:y1="4.5484in" svg:x2="3.0984in" svg:y2="2.111in">
            <text:p text:style-name="P2">n</text:p>
          </draw:measure>
          <draw:line draw:z-index="4" draw:style-name="gr1" draw:text-style-name="P1" svg:x1="1.7677in" svg:y1="8.0008in" svg:x2="8.9677in" svg:y2="7.9874in">
            <text:p/>
          </draw:line>
          <draw:line draw:z-index="5" draw:style-name="gr4" draw:text-style-name="P1" svg:x1="8.1161in" svg:y1="7.0732in" svg:x2="7.9358in" svg:y2="6.9358in">
            <text:p/>
          </draw:line>
          <draw:line draw:z-index="6" draw:style-name="gr4" draw:text-style-name="P1" svg:x1="7.7146in" svg:y1="7.0732in" svg:x2="7.5343in" svg:y2="6.9358in">
            <text:p/>
          </draw:line>
          <draw:line draw:z-index="7" draw:style-name="gr4" draw:text-style-name="P1" svg:x1="7.3024in" svg:y1="7.0732in" svg:x2="7.122in" svg:y2="6.9358in">
            <text:p/>
          </draw:line>
          <draw:line draw:z-index="8" draw:style-name="gr4" draw:text-style-name="P1" svg:x1="6.9157in" svg:y1="7.0732in" svg:x2="6.7354in" svg:y2="6.9358in">
            <text:p/>
          </draw:line>
          <draw:line draw:z-index="9" draw:style-name="gr4" draw:text-style-name="P1" svg:x1="6.5157in" svg:y1="7.0732in" svg:x2="6.3354in" svg:y2="6.9358in">
            <text:p/>
          </draw:line>
          <draw:line draw:z-index="10" draw:style-name="gr4" draw:text-style-name="P1" svg:x1="6.0898in" svg:y1="7.0732in" svg:x2="5.9094in" svg:y2="6.9358in">
            <text:p/>
          </draw:line>
          <draw:line draw:z-index="11" draw:style-name="gr4" draw:text-style-name="P1" svg:x1="5.7157in" svg:y1="7.0732in" svg:x2="5.5354in" svg:y2="6.9358in">
            <text:p/>
          </draw:line>
          <draw:line draw:z-index="12" draw:style-name="gr4" draw:text-style-name="P1" svg:x1="5.3161in" svg:y1="7.0732in" svg:x2="5.1358in" svg:y2="6.9358in">
            <text:p/>
          </draw:line>
          <draw:line draw:z-index="13" draw:style-name="gr4" draw:text-style-name="P1" svg:x1="4.9165in" svg:y1="7.0732in" svg:x2="4.7362in" svg:y2="6.9358in">
            <text:p/>
          </draw:line>
          <draw:line draw:z-index="14" draw:style-name="gr4" draw:text-style-name="P1" svg:x1="4.5028in" svg:y1="7.0732in" svg:x2="4.3224in" svg:y2="6.9358in">
            <text:p/>
          </draw:line>
          <draw:line draw:z-index="15" draw:style-name="gr4" draw:text-style-name="P1" svg:x1="4.1157in" svg:y1="7.0732in" svg:x2="3.9354in" svg:y2="6.9358in">
            <text:p/>
          </draw:line>
          <draw:line draw:z-index="16" draw:style-name="gr4" draw:text-style-name="P1" svg:x1="3.7028in" svg:y1="7.0732in" svg:x2="3.5224in" svg:y2="6.9358in">
            <text:p/>
          </draw:line>
          <draw:line draw:z-index="17" draw:style-name="gr4" draw:text-style-name="P1" svg:x1="3.3157in" svg:y1="7.0732in" svg:x2="3.1354in" svg:y2="6.9358in">
            <text:p/>
          </draw:line>
          <draw:line draw:z-index="18" draw:style-name="gr4" draw:text-style-name="P1" svg:x1="2.9028in" svg:y1="7.0732in" svg:x2="2.7224in" svg:y2="6.9358in">
            <text:p/>
          </draw:line>
          <draw:line draw:z-index="19" draw:style-name="gr4" draw:text-style-name="P1" svg:x1="2.5154in" svg:y1="7.0732in" svg:x2="2.335in" svg:y2="6.9358in">
            <text:p/>
          </draw:line>
        </table:shapes>
        <table:table-column table:style-name="co1" table:number-columns-repeated="25" table:default-cell-style-name="ce1"/>
        <table:table-column table:style-name="co2" table:number-columns-repeated="99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5"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Andale Mono" svg:font-family="'Andale Mono'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7T07:48:21.955603077</meta:creation-date>
    <dc:date>2020-09-17T09:26:45.225079516</dc:date>
    <meta:editing-duration>PT53M9S</meta:editing-duration>
    <meta:editing-cycles>1</meta:editing-cycles>
    <meta:document-statistic meta:table-count="1" meta:cell-count="140" meta:object-count="20"/>
    <meta:generator>LibreOffice/6.4.6.2$MacOSX_X86_64 LibreOffice_project/0ce51a4fd21bff07a5c061082cc82c5ed232f115</meta:generator>
  </office:meta>
</office:document-meta>
</file>